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493cm" fo:margin-left="4.27cm" table:align="left"/>
    </style:style>
    <style:style style:name="Tabela1.A" style:family="table-column">
      <style:table-column-properties style:column-width="8.493cm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17cm" style:rel-column-width="65535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1e1e1e" fo:padding="0.097cm" fo:border="0.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10ce41" officeooo:paragraph-rsid="0010ce41"/>
    </style:style>
    <style:style style:name="P2" style:family="paragraph" style:parent-style-name="Table_20_Contents">
      <style:paragraph-properties fo:text-align="center" style:justify-single-word="false"/>
      <style:text-properties officeooo:rsid="0010ce41" officeooo:paragraph-rsid="0010ce41"/>
    </style:style>
    <style:style style:name="P3" style:family="paragraph" style:parent-style-name="Standard">
      <style:paragraph-properties fo:text-align="start" style:justify-single-word="false"/>
      <style:text-properties officeooo:rsid="0010ce41" officeooo:paragraph-rsid="0010ce41"/>
    </style:style>
    <style:style style:name="P4" style:family="paragraph" style:parent-style-name="Table_20_Contents">
      <style:paragraph-properties fo:text-align="start" style:justify-single-word="false"/>
      <style:text-properties officeooo:rsid="0010ce41" officeooo:paragraph-rsid="0010ce4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ce41" officeooo:paragraph-rsid="0010ce4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0ce41" officeooo:paragraph-rsid="0010ce41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0381" officeooo:paragraph-rsid="0015038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168e4" officeooo:paragraph-rsid="001168e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50381" officeooo:paragraph-rsid="0015038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5038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50381" officeooo:paragraph-rsid="001503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0ce41" officeooo:paragraph-rsid="0010ce41"/>
    </style:style>
    <style:style style:name="P1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5f15b" fo:background-color="#1e1e1e"/>
    </style:style>
    <style:style style:name="P21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fo:background-color="#1e1e1e" style:font-size-asian="10pt" style:font-size-complex="10pt"/>
    </style:style>
    <style:style style:name="P22" style:family="paragraph" style:parent-style-name="Standard">
      <style:paragraph-properties fo:margin-top="0cm" fo:margin-bottom="0.499cm" style:contextual-spacing="false" style:line-height-at-least="0.503cm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style:line-height-at-least="0.503cm"/>
      <style:text-properties officeooo:paragraph-rsid="0015f15b"/>
    </style:style>
    <style:style style:name="P25" style:family="paragraph" style:parent-style-name="Standard">
      <style:paragraph-properties style:line-height-at-least="0.503cm"/>
      <style:text-properties fo:font-size="10.5pt" officeooo:paragraph-rsid="0015f15b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50381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131f22" officeooo:paragraph-rsid="00131f2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150381" officeooo:paragraph-rsid="00150381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ff00" loext:opacity="100%" fo:font-size="12pt" style:font-size-asian="12pt" style:font-size-complex="12pt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381" style:font-weight-asian="bold" style:font-weight-complex="bold"/>
    </style:style>
    <style:style style:name="T3" style:family="text">
      <style:text-properties officeooo:rsid="00150381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6" style:family="text">
      <style:text-properties fo:color="#9cdcfe" loext:opacity="100%" style:font-name="Droid Sans Mono" fo:font-weight="normal" fo:background-color="#1e1e1e" loext:char-shading-value="0"/>
    </style:style>
    <style:style style:name="T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8" style:family="text">
      <style:text-properties fo:color="#d4d4d4" loext:opacity="100%" style:font-name="Droid Sans Mono" fo:font-weight="normal" fo:background-color="#1e1e1e" loext:char-shading-value="0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11" style:family="text">
      <style:text-properties fo:color="#569cd6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d7ba7d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Droid Sans Mono" fo:font-weight="normal" fo:background-color="#1e1e1e" loext:char-shading-value="0"/>
    </style:style>
    <style:style style:name="T17" style:family="text">
      <style:text-properties fo:color="#c586c0" loext:opacity="100%"/>
    </style:style>
    <style:style style:name="T18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19" style:family="text">
      <style:text-properties fo:color="#c9211e" loext:opacity="100%"/>
    </style:style>
    <style:style style:name="T20" style:family="text">
      <style:text-properties fo:color="#00ff00" loext:opacity="100%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solid" svg:stroke-color="#000000" draw:fill="solid" draw:fill-color="#ffffff" fo:min-height="1cm" draw:shadow="visib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Ramka tekstowa 1" draw:style-name="gr1" draw:text-style-name="P32" svg:width="1.001cm" svg:height="1.001cm" svg:x="16.161cm" svg:y="-1.071cm"><draw:text-box><text:p text:style-name="P31"><text:span text:style-name="T21">A</text:span></text:p></draw:text-box></draw:frame>Uniwersytet Zielonogórski</text:p>
      <text:p text:style-name="P5">Instytut Sterowania i Systemów Informatycznych</text:p>
      <text:p text:style-name="P5"/>
      <text:p text:style-name="P6">Algorytmy i struktury danych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Protokół laboratorium <text:span text:style-name="T3">3</text:span>: <text:span text:style-name="T3">Sortowanie</text:span>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Imię i nazwisko: <text:span text:style-name="T1">Petros Palamiotis</text:span></text:p>
          </table:table-cell>
          <table:table-cell table:style-name="Tabela2.A1" office:value-type="string">
            <text:p text:style-name="P4">Grupa: <text:span text:style-name="T1">14INFSP-B</text:span></text:p>
          </table:table-cell>
        </table:table-row>
        <table:table-row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4">Data: <text:span text:style-name="T2">30</text:span><text:span text:style-name="T1">.10.2022</text:span></text:p>
          </table:table-cell>
        </table:table-row>
      </table:table>
      <text:p text:style-name="P3"/>
      <text:p text:style-name="P3"><text:span text:style-name="T1">Zadanie 1. </text:span></text:p>
      <text:p text:style-name="P3"><text:span text:style-name="T1"/></text:p>
      <text:p text:style-name="P11">Kod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/>
          </table:table-cell>
        </table:table-row>
      </table:table>
      <text:p text:style-name="P13"/>
      <text:p text:style-name="P13">Result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7"/>
          </table:table-cell>
        </table:table-row>
      </table:table>
      <text:p text:style-name="P13"><text:span text:style-name="T1"/></text:p>
      <text:p text:style-name="P3"><text:span text:style-name="T1">Zadanie 2. </text:span></text:p>
      <text:p text:style-name="P17"/>
      <text:p text:style-name="P17">Kod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/>
          </table:table-cell>
        </table:table-row>
      </table:table>
      <text:p text:style-name="P7"/>
      <text:p text:style-name="P13">Result: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7"/>
          </table:table-cell>
        </table:table-row>
      </table:table>
      <text:p text:style-name="P16"/>
      <text:p text:style-name="P7">Zadanie 3. </text:p>
      <text:p text:style-name="P28"/>
      <text:p text:style-name="P29">Kod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/>
          </table:table-cell>
        </table:table-row>
      </table:table>
      <text:p text:style-name="P7"/>
      <text:p text:style-name="P13">Result: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7"/>
          </table:table-cell>
        </table:table-row>
      </table:table>
      <text:p text:style-name="P16"/>
      <text:p text:style-name="P7"/>
      <text:p text:style-name="P15">Zadanie 4. </text:p>
      <text:p text:style-name="P7"/>
      <text:p text:style-name="P17">Kod: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1"><text:span text:style-name="T4">tab</text:span> = [<text:span text:style-name="T9">9</text:span>, <text:span text:style-name="T9">11</text:span>, <text:span text:style-name="T9">2</text:span>, <text:span text:style-name="T9">6</text:span>, <text:span text:style-name="T9">18</text:span>, <text:span text:style-name="T9">37</text:span>, <text:span text:style-name="T9">1</text:span>, <text:span text:style-name="T9">42</text:span>]</text:p>
            <text:p text:style-name="P22"/>
            <text:p text:style-name="P19"><text:span text:style-name="T11">class</text:span> <text:span text:style-name="T12">color</text:span>:</text:p>
            <text:p text:style-name="P19"><text:span text:style-name="T4"><text:s text:c="4"/>BLUE</text:span> = <text:span text:style-name="T13">'</text:span><text:span text:style-name="T14">\033</text:span><text:span text:style-name="T13">[94m'</text:span></text:p>
            <text:p text:style-name="P19"><text:span text:style-name="T4"><text:s text:c="4"/>GREEN</text:span> = <text:span text:style-name="T13">'</text:span><text:span text:style-name="T14">\033</text:span><text:span text:style-name="T13">[92m'</text:span></text:p>
            <text:p text:style-name="P19"><text:span text:style-name="T4"><text:s text:c="4"/>YELLOW</text:span> = <text:span text:style-name="T13">'</text:span><text:span text:style-name="T14">\033</text:span><text:span text:style-name="T13">[93m'</text:span></text:p>
            <text:p text:style-name="P20"><text:span text:style-name="T4"><text:s text:c="4"/>RED</text:span> = <text:span text:style-name="T13">'</text:span><text:span text:style-name="T14">\033</text:span><text:span text:style-name="T13">[91m'</text:span></text:p>
            <text:p text:style-name="P20"><text:span text:style-name="T4"><text:s text:c="4"/>BOLD</text:span> = <text:span text:style-name="T13">'</text:span><text:span text:style-name="T14">\033</text:span><text:span text:style-name="T13">[1m'</text:span></text:p>
            <text:p text:style-name="P20"><text:span text:style-name="T4"><text:s text:c="4"/>UNDERLINE</text:span> = <text:span text:style-name="T13">'</text:span><text:span text:style-name="T14">\033</text:span><text:span text:style-name="T13">[4m'</text:span></text:p>
            <text:p text:style-name="P20"><text:span text:style-name="T4"><text:s text:c="4"/>END</text:span> = <text:span text:style-name="T13">'</text:span><text:span text:style-name="T14">\033</text:span><text:span text:style-name="T13">[0m'</text:span></text:p>
            <text:p text:style-name="P22"/>
            <text:p text:style-name="P19"><text:span text:style-name="T11">def</text:span> <text:span text:style-name="T15">tab_print</text:span>(<text:span text:style-name="T4">a</text:span>, <text:span text:style-name="T4">b</text:span>, <text:span text:style-name="T4">c_a</text:span>, <text:span text:style-name="T4">c_b</text:span>):</text:p>
            <text:p text:style-name="P20"><text:span text:style-name="T4"><text:s text:c="4"/></text:span><text:span text:style-name="T17">for</text:span> <text:span text:style-name="T4">g</text:span> <text:span text:style-name="T17">in</text:span> <text:span text:style-name="T12">range</text:span>(<text:span text:style-name="T15">len</text:span>(<text:span text:style-name="T4">tab</text:span>)):</text:p>
            <text:p text:style-name="P20"><text:span text:style-name="T4"><text:s text:c="8"/></text:span><text:span text:style-name="T17">if</text:span> <text:span text:style-name="T4">g</text:span> == <text:span text:style-name="T4">a</text:span>:</text:p>
            <text:p text:style-name="P20"><text:span text:style-name="T4"><text:s text:c="12"/></text:span><text:span text:style-name="T15">print</text:span>(<text:span text:style-name="T13">" "</text:span> + <text:span text:style-name="T4">c_a</text:span> + <text:span text:style-name="T12">str</text:span>(<text:span text:style-name="T4">tab</text:span>[<text:span text:style-name="T4">a</text:span>]) + <text:span text:style-name="T12">color</text:span>.<text:span text:style-name="T4">END</text:span>, <text:span text:style-name="T4">end</text:span>=<text:span text:style-name="T13">""</text:span>)</text:p>
            <text:p text:style-name="P20"><text:span text:style-name="T4"><text:s text:c="8"/></text:span><text:span text:style-name="T17">elif</text:span> <text:span text:style-name="T4">g</text:span> == <text:span text:style-name="T4">b</text:span>:</text:p>
            <text:p text:style-name="P20"><text:span text:style-name="T4"><text:s text:c="12"/></text:span><text:span text:style-name="T15">print</text:span>(<text:span text:style-name="T13">" "</text:span> + <text:span text:style-name="T4">c_b</text:span> + <text:span text:style-name="T12">str</text:span>(<text:span text:style-name="T4">tab</text:span>[<text:span text:style-name="T4">b</text:span>]) + <text:span text:style-name="T12">color</text:span>.<text:span text:style-name="T4">END</text:span>, <text:span text:style-name="T4">end</text:span>=<text:span text:style-name="T13">""</text:span>)</text:p>
            <text:p text:style-name="P20"><text:span text:style-name="T4"><text:s text:c="8"/></text:span><text:span text:style-name="T17">else</text:span>:</text:p>
            <text:p text:style-name="P20"><text:span text:style-name="T4"><text:s text:c="12"/></text:span><text:span text:style-name="T15">print</text:span>(<text:span text:style-name="T13">" "</text:span> + <text:span text:style-name="T12">str</text:span>(<text:span text:style-name="T4">tab</text:span>[<text:span text:style-name="T4">g</text:span>]), <text:span text:style-name="T4">end</text:span>=<text:span text:style-name="T13">""</text:span>)</text:p>
            <text:p text:style-name="P20"><text:span text:style-name="T4"><text:s text:c="4"/></text:span><text:span text:style-name="T15">print</text:span>(<text:span text:style-name="T13">"</text:span><text:span text:style-name="T14">\n</text:span><text:span text:style-name="T13">"</text:span>)</text:p>
            <text:p text:style-name="P24"><text:span text:style-name="T5"><text:s text:c="4"/></text:span><text:span text:style-name="T18">return</text:span></text:p>
            <text:p text:style-name="P24"><text:span text:style-name="T18"/></text:p>
            <text:p text:style-name="P19"><text:span text:style-name="T11">def</text:span> <text:span text:style-name="T15">part</text:span>(<text:span text:style-name="T4">array</text:span>, <text:span text:style-name="T4">low</text:span>, <text:span text:style-name="T4">high</text:span>):</text:p>
            <text:p text:style-name="P20"><text:span text:style-name="T4"><text:s text:c="4"/>pivot</text:span> = <text:span text:style-name="T4">array</text:span>[<text:span text:style-name="T4">high</text:span>]</text:p>
            <text:p text:style-name="P20"><text:span text:style-name="T4"><text:s text:c="4"/>i</text:span> = <text:span text:style-name="T4">low</text:span> - <text:span text:style-name="T9">1</text:span></text:p>
            <text:p text:style-name="P23"/>
            <text:p text:style-name="P20"><text:span text:style-name="T4"><text:s text:c="4"/></text:span><text:span text:style-name="T17">for</text:span> <text:span text:style-name="T4">j</text:span> <text:span text:style-name="T17">in</text:span> <text:span text:style-name="T12">range</text:span>(<text:span text:style-name="T4">low</text:span>, <text:span text:style-name="T4">high</text:span>):</text:p>
            <text:p text:style-name="P20"><text:span text:style-name="T4"><text:s text:c="8"/></text:span><text:span text:style-name="T17">if</text:span> <text:span text:style-name="T4">array</text:span>[<text:span text:style-name="T4">j</text:span>] &lt;= <text:span text:style-name="T4">pivot</text:span>:</text:p>
            <text:p text:style-name="P20"><text:span text:style-name="T4"><text:s text:c="12"/>i</text:span> = <text:span text:style-name="T4">i</text:span> + <text:span text:style-name="T9">1</text:span></text:p>
            <text:p text:style-name="P23"/>
            <text:p text:style-name="P20"><text:span text:style-name="T4"><text:s text:c="8"/></text:span><text:span text:style-name="T17">if</text:span> <text:span text:style-name="T4">array</text:span>[<text:span text:style-name="T4">i</text:span>] != <text:span text:style-name="T4">array</text:span>[<text:span text:style-name="T4">j</text:span>]:</text:p>
            <text:p text:style-name="P20"><text:span text:style-name="T4"><text:s text:c="12"/></text:span><text:span text:style-name="T15">print</text:span>(<text:span text:style-name="T13">"Swap </text:span><text:span text:style-name="T11">%d</text:span><text:span text:style-name="T13"> and </text:span><text:span text:style-name="T11">%d</text:span><text:span text:style-name="T14">\n</text:span><text:span text:style-name="T13">"</text:span> % (<text:span text:style-name="T4">array</text:span>[<text:span text:style-name="T4">i</text:span>], <text:span text:style-name="T4">array</text:span>[<text:span text:style-name="T4">j</text:span>]))</text:p>
            <text:p text:style-name="P20"><text:span text:style-name="T4"><text:s text:c="12"/></text:span><text:span text:style-name="T15">tab_print</text:span>(<text:span text:style-name="T4">i</text:span>, <text:span text:style-name="T4">j</text:span>, <text:span text:style-name="T12">color</text:span>.<text:span text:style-name="T4">RED</text:span>, <text:span text:style-name="T12">color</text:span>.<text:span text:style-name="T4">GREEN</text:span>)</text:p>
            <text:p text:style-name="P23"/>
            <text:p text:style-name="P20"><text:span text:style-name="T4"><text:s text:c="8"/></text:span>(<text:span text:style-name="T4">array</text:span>[<text:span text:style-name="T4">i</text:span>], <text:span text:style-name="T4">array</text:span>[<text:span text:style-name="T4">j</text:span>]) = (<text:span text:style-name="T4">array</text:span>[<text:span text:style-name="T4">j</text:span>], <text:span text:style-name="T4">array</text:span>[<text:span text:style-name="T4">i</text:span>])</text:p>
            <text:p text:style-name="P23"/>
            <text:p text:style-name="P20"><text:span text:style-name="T4"><text:s text:c="8"/></text:span><text:span text:style-name="T17">if</text:span> <text:span text:style-name="T4">array</text:span>[<text:span text:style-name="T4">i</text:span>] != <text:span text:style-name="T4">array</text:span>[<text:span text:style-name="T4">j</text:span>]:</text:p>
            <text:p text:style-name="P20"><text:span text:style-name="T4"><text:s text:c="12"/></text:span><text:span text:style-name="T15">tab_print</text:span>(<text:span text:style-name="T4">i</text:span>, <text:span text:style-name="T4">j</text:span>, <text:span text:style-name="T12">color</text:span>.<text:span text:style-name="T4">GREEN</text:span>, <text:span text:style-name="T12">color</text:span>.<text:span text:style-name="T4">RED</text:span>)</text:p>
            <text:p text:style-name="P23"/>
            <text:p text:style-name="P20"><text:span text:style-name="T4"><text:s text:c="4"/></text:span><text:span text:style-name="T17">if</text:span> <text:span text:style-name="T4">array</text:span>[<text:span text:style-name="T4">i</text:span> + <text:span text:style-name="T9">1</text:span>] != <text:span text:style-name="T4">array</text:span>[<text:span text:style-name="T4">high</text:span>]:</text:p>
            <text:p text:style-name="P20"><text:span text:style-name="T4"><text:s text:c="8"/></text:span><text:span text:style-name="T15">print</text:span>(<text:span text:style-name="T13">"Swap </text:span><text:span text:style-name="T11">%d</text:span><text:span text:style-name="T13"> and </text:span><text:span text:style-name="T11">%d</text:span><text:span text:style-name="T14">\n</text:span><text:span text:style-name="T13">"</text:span> % (<text:span text:style-name="T4">array</text:span>[<text:span text:style-name="T4">i</text:span> + <text:span text:style-name="T9">1</text:span>], <text:span text:style-name="T4">array</text:span>[<text:span text:style-name="T4">high</text:span>]))</text:p>
            <text:p text:style-name="P20"><text:span text:style-name="T4"><text:s text:c="8"/></text:span><text:span text:style-name="T15">tab_print</text:span>((<text:span text:style-name="T4">i</text:span> + <text:span text:style-name="T9">1</text:span>), <text:span text:style-name="T4">high</text:span>, <text:span text:style-name="T12">color</text:span>.<text:span text:style-name="T4">RED</text:span>, <text:span text:style-name="T12">color</text:span>.<text:span text:style-name="T4">GREEN</text:span>)</text:p>
            <text:p text:style-name="P23"/>
            <text:p text:style-name="P20"><text:span text:style-name="T4"><text:s text:c="4"/></text:span>(<text:span text:style-name="T4">array</text:span>[<text:span text:style-name="T4">i</text:span> + <text:span text:style-name="T9">1</text:span>], <text:span text:style-name="T4">array</text:span>[<text:span text:style-name="T4">high</text:span>]) = (<text:span text:style-name="T4">array</text:span>[<text:span text:style-name="T4">high</text:span>], <text:span text:style-name="T4">array</text:span>[<text:span text:style-name="T4">i</text:span> + <text:span text:style-name="T9">1</text:span>])</text:p>
            <text:p text:style-name="P23"/>
            <text:p text:style-name="P20"><text:soft-page-break/><text:span text:style-name="T4"><text:s text:c="4"/></text:span><text:span text:style-name="T17">if</text:span> <text:span text:style-name="T4">array</text:span>[<text:span text:style-name="T4">i</text:span> + <text:span text:style-name="T9">1</text:span>] != <text:span text:style-name="T4">array</text:span>[<text:span text:style-name="T4">high</text:span>]:</text:p>
            <text:p text:style-name="P20"><text:span text:style-name="T4"><text:s text:c="8"/></text:span><text:span text:style-name="T15">tab_print</text:span>((<text:span text:style-name="T4">i</text:span> + <text:span text:style-name="T9">1</text:span>), <text:span text:style-name="T4">(high)</text:span>, <text:span text:style-name="T12">color</text:span>.<text:span text:style-name="T4">GREEN</text:span>, <text:span text:style-name="T12">color</text:span>.<text:span text:style-name="T4">RED</text:span>)</text:p>
            <text:p text:style-name="P23"/>
            <text:p text:style-name="P24"><text:span text:style-name="T5"><text:s text:c="4"/></text:span><text:span text:style-name="T18">return</text:span><text:span text:style-name="T7"> </text:span><text:span text:style-name="T5">i</text:span><text:span text:style-name="T7"> + </text:span><text:span text:style-name="T10">1</text:span></text:p>
            <text:p text:style-name="P24"><text:span text:style-name="T10"/></text:p>
            <text:p text:style-name="P19"><text:span text:style-name="T11">def</text:span> <text:span text:style-name="T15">quick_sort</text:span>(<text:span text:style-name="T4">array</text:span>, <text:span text:style-name="T4">low</text:span>, <text:span text:style-name="T4">high</text:span>):</text:p>
            <text:p text:style-name="P20"><text:span text:style-name="T4"><text:s text:c="4"/></text:span><text:span text:style-name="T17">if</text:span> <text:span text:style-name="T4">low</text:span> &lt; <text:span text:style-name="T4">high</text:span>:</text:p>
            <text:p text:style-name="P20"><text:span text:style-name="T4"><text:s text:c="8"/>pi</text:span> = <text:span text:style-name="T15">part</text:span>(<text:span text:style-name="T4">array</text:span>, <text:span text:style-name="T4">low</text:span>, <text:span text:style-name="T4">high</text:span>)</text:p>
            <text:p text:style-name="P23"/>
            <text:p text:style-name="P20"><text:span text:style-name="T4"><text:s text:c="8"/></text:span><text:span text:style-name="T15">quick_sort</text:span>(<text:span text:style-name="T4">array</text:span>, <text:span text:style-name="T4">low</text:span>, <text:span text:style-name="T4">pi</text:span> - <text:span text:style-name="T9">1</text:span>)</text:p>
            <text:p text:style-name="P23"/>
            <text:p text:style-name="P20"><text:span text:style-name="T4"><text:s text:c="8"/></text:span><text:span text:style-name="T15">quick_sort</text:span>(<text:span text:style-name="T4">array</text:span>, <text:span text:style-name="T4">pi</text:span> + <text:span text:style-name="T9">1</text:span>, <text:span text:style-name="T4">high</text:span>)</text:p>
            <text:p text:style-name="P22"/>
            <text:p text:style-name="P19"><text:span text:style-name="T11">def</text:span> <text:span text:style-name="T15">main</text:span>():</text:p>
            <text:p text:style-name="P20"><text:span text:style-name="T4"><text:s text:c="4"/></text:span><text:span text:style-name="T15">print</text:span>(<text:span text:style-name="T13">"### QuickSort method ###</text:span><text:span text:style-name="T14">\n</text:span><text:span text:style-name="T13">"</text:span>)</text:p>
            <text:p text:style-name="P20"><text:span text:style-name="T4"><text:s text:c="4"/></text:span><text:span text:style-name="T15">print</text:span>(<text:span text:style-name="T13">"Unsorted array"</text:span>)</text:p>
            <text:p text:style-name="P20"><text:span text:style-name="T4"><text:s text:c="4"/></text:span><text:span text:style-name="T15">print</text:span>(<text:span text:style-name="T4">tab</text:span>, <text:span text:style-name="T13">"</text:span><text:span text:style-name="T14">\n</text:span><text:span text:style-name="T13">"</text:span>)</text:p>
            <text:p text:style-name="P23"/>
            <text:p text:style-name="P20"><text:span text:style-name="T4"><text:s text:c="4"/></text:span><text:span text:style-name="T15">quick_sort</text:span>(<text:span text:style-name="T4">tab</text:span>, <text:span text:style-name="T9">0</text:span>, (<text:span text:style-name="T15">len</text:span>(<text:span text:style-name="T4">tab</text:span>) - <text:span text:style-name="T9">1</text:span>))</text:p>
            <text:p text:style-name="P23"/>
            <text:p text:style-name="P20"><text:span text:style-name="T4"><text:s text:c="4"/></text:span><text:span text:style-name="T15">print</text:span>(<text:span text:style-name="T13">'Sorted array'</text:span>)</text:p>
            <text:p text:style-name="P20"><text:span text:style-name="T4"><text:s text:c="4"/></text:span><text:span text:style-name="T15">print</text:span>(<text:span text:style-name="T4">tab</text:span>, <text:span text:style-name="T13">"</text:span><text:span text:style-name="T14">\n</text:span><text:span text:style-name="T13">"</text:span>)</text:p>
            <text:p text:style-name="P23"/>
            <text:p text:style-name="P24"><text:span text:style-name="T5"><text:s text:c="4"/></text:span><text:span text:style-name="T18">return</text:span></text:p>
            <text:p text:style-name="P24"><text:span text:style-name="T18"/></text:p>
            <text:p text:style-name="P19"><text:span text:style-name="T17">if</text:span> <text:span text:style-name="T4">__name__</text:span> == <text:span text:style-name="T13">'__main__'</text:span>:</text:p>
            <text:p text:style-name="P25"><text:span text:style-name="T6"><text:s text:c="4"/></text:span><text:span text:style-name="T16">main</text:span><text:span text:style-name="T8">()</text:span></text:p>
          </table:table-cell>
        </table:table-row>
      </table:table>
      <text:p text:style-name="P12"/>
      <text:p text:style-name="P13">Result: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">### QuickSort method ###</text:p>
            <text:p text:style-name="P9"/>
            <text:p text:style-name="P9">Unsorted array</text:p>
            <text:p text:style-name="P9">[9, 11, 2, 6, 18, 37, 1, 42] </text:p>
            <text:p text:style-name="P9"/>
            <text:p text:style-name="P9">Swap 9 and 1</text:p>
            <text:p text:style-name="P9"><text:s text:c="2"/><text:span text:style-name="T19">9</text:span> <text:s/>11 <text:s/>2 <text:s/>6 <text:s/>18 <text:s/>37 <text:s/><text:span text:style-name="T20">1</text:span> <text:s/>42</text:p>
            <text:p text:style-name="P9"><text:s text:c="2"/><text:span text:style-name="T20">1</text:span> <text:s/>11 <text:s/>2 <text:s/>6 <text:s/>18 <text:s/>37 <text:s/><text:span text:style-name="T19">9</text:span> <text:s/>42</text:p>
            <text:p text:style-name="P30"/>
            <text:p text:style-name="P9">Swap 11 and 2</text:p>
            <text:p text:style-name="P9"><text:s text:c="2"/>1 <text:s/><text:span text:style-name="T19">11</text:span> <text:s/><text:span text:style-name="T20">2</text:span> <text:s/>6 <text:s/>18 <text:s/>37 <text:s/>9 <text:s/>42</text:p>
            <text:p text:style-name="P9"><text:s text:c="2"/>1 <text:s/><text:span text:style-name="T20">2</text:span> <text:s/><text:span text:style-name="T19">11</text:span> <text:s/>6 <text:s/>18 <text:s/>37 <text:s/>9 <text:s/>42</text:p>
            <text:p text:style-name="P9"/>
            <text:p text:style-name="P9">Swap 11 and 6</text:p>
            <text:p text:style-name="P9"><text:s text:c="2"/>1 <text:s/>2 <text:s/><text:span text:style-name="T19">11</text:span> <text:s/><text:span text:style-name="T20">6</text:span> <text:s/>18 <text:s/>37 <text:s/>9 <text:s/>42</text:p>
            <text:p text:style-name="P9"><text:s text:c="2"/>1 <text:s/>2 <text:s/><text:span text:style-name="T20">6</text:span> <text:s/><text:span text:style-name="T19">11</text:span> <text:s/>18 <text:s/>37 <text:s/>9 <text:s/>42</text:p>
            <text:p text:style-name="P9"/>
            <text:p text:style-name="P9">Swap 11 and 9</text:p>
            <text:p text:style-name="P9"><text:s text:c="2"/>1 <text:s/>2 <text:s/>6 <text:s/><text:span text:style-name="T19">11</text:span> <text:s/>18 <text:s/>37 <text:s/><text:span text:style-name="T20">9</text:span> <text:s/>42</text:p>
            <text:p text:style-name="P9"><text:s text:c="2"/>1 <text:s/>2 <text:s/>6 <text:s/><text:span text:style-name="T20">9</text:span> <text:s/>18 <text:s/>37 <text:s/><text:span text:style-name="T19">11</text:span> <text:s/>42</text:p>
            <text:p text:style-name="P9"><text:soft-page-break/></text:p>
            <text:p text:style-name="P9">Swap 18 and 11</text:p>
            <text:p text:style-name="P9"><text:s text:c="2"/>1 <text:s/>2 <text:s/>6 <text:s/>9 <text:s/><text:span text:style-name="T19">18</text:span> <text:s/>37 <text:s/><text:span text:style-name="T20">11</text:span> <text:s/>42</text:p>
            <text:p text:style-name="P9"><text:s text:c="2"/>1 <text:s/>2 <text:s/>6 <text:s/>9 <text:s/><text:span text:style-name="T20">11</text:span> <text:s/>37 <text:s/><text:span text:style-name="T19">18</text:span> <text:s/>42</text:p>
            <text:p text:style-name="P9"/>
            <text:p text:style-name="P9">Swap 37 and 18</text:p>
            <text:p text:style-name="P9"><text:s text:c="2"/>1 <text:s/>2 <text:s/>6 <text:s/>9 <text:s/>11 <text:s/><text:span text:style-name="T19">37</text:span> <text:s/><text:span text:style-name="T20">18</text:span> <text:s/>42</text:p>
            <text:p text:style-name="P9"><text:s text:c="2"/>1 <text:s/>2 <text:s/>6 <text:s/>9 <text:s/>11 <text:s/><text:span text:style-name="T20">18</text:span> <text:s/><text:span text:style-name="T19">37</text:span> <text:s/>42</text:p>
            <text:p text:style-name="P9"/>
            <text:p text:style-name="P9">Sorted array</text:p>
            <text:p text:style-name="P9">[1, 2, 6, 9, 11, 18, 37, 42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8:37:22.871894857</meta:creation-date>
    <dc:date>2022-10-30T01:09:14.662226393</dc:date>
    <meta:editing-duration>PT14M27S</meta:editing-duration>
    <meta:editing-cycles>4</meta:editing-cycles>
    <meta:generator>LibreOffice/7.3.6.2$Linux_X86_64 LibreOffice_project/30$Build-2</meta:generator>
    <meta:document-statistic meta:table-count="10" meta:image-count="0" meta:object-count="0" meta:page-count="4" meta:paragraph-count="95" meta:word-count="408" meta:character-count="2444" meta:non-whitespace-character-count="1726"/>
  </office:meta>
</office:document-meta>
</file>